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 style:list-style-name="L1">
      <style:paragraph-properties>
        <style:tab-stops>
          <style:tab-stop style:position="3.6575in"/>
        </style:tab-stops>
      </style:paragraph-properties>
      <style:text-properties officeooo:rsid="0019a4da" officeooo:paragraph-rsid="0019a4da"/>
    </style:style>
    <style:style style:name="P2" style:family="paragraph" style:parent-style-name="Standard" style:list-style-name="L1">
      <style:paragraph-properties>
        <style:tab-stops>
          <style:tab-stop style:position="3.6575in"/>
        </style:tab-stops>
      </style:paragraph-properties>
      <style:text-properties officeooo:rsid="001a10a5" officeooo:paragraph-rsid="001a10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06508681959086361" text:style-name="L1">
        <text:list-item>
          <text:p text:style-name="P1">Processing</text:p>
          <text:list>
            <text:list-item>
              <text:p text:style-name="P1">Desire to experiment</text:p>
            </text:list-item>
            <text:list-item>
              <text:p text:style-name="P1">Commands</text:p>
              <text:list>
                <text:list-item>
                  <text:p text:style-name="P1">rect</text:p>
                  <text:list>
                    <text:list-item>
                      <text:p text:style-name="P1">rect(x, y, w, h)</text:p>
                    </text:list-item>
                    <text:list-item>
                      <text:p text:style-name="P2">247/152/152</text:p>
                    </text:list-item>
                  </text:list>
                </text:list-item>
                <text:list-item>
                  <text:p text:style-name="P2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0T14:38:49.583530601</meta:creation-date>
    <meta:generator>LibreOffice/4.3.1.2$Linux_X86_64 LibreOffice_project/430m0$Build-2</meta:generator>
    <dc:date>2014-09-11T07:58:42.194646875</dc:date>
    <meta:editing-duration>PT16H32M56S</meta:editing-duration>
    <meta:editing-cycles>1</meta:editing-cycles>
    <meta:document-statistic meta:table-count="0" meta:image-count="0" meta:object-count="0" meta:page-count="1" meta:paragraph-count="7" meta:word-count="18" meta:character-count="76" meta:non-whitespace-character-count="71"/>
  </office:meta>
</office:document-meta>
</file>